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2 vs DDS Implementations</text:p>
      <text:p text:style-name="Subtitle">Lenny Maiorani – December 2009</text:p>
      <text:h text:style-name="Heading_20_1" text:outline-level="1">Features</text:h>
      <text:h text:style-name="Heading_20_2" text:outline-level="2">QoS</text:h>
      <text:p text:style-name="Text_20_body">There are currently no plans to add QoS to Bionet2.</text:p>
      <text:p text:style-name="Text_20_body">The DDS specification requires QoS. All DDS implementations support a complex QoS capability implemented by each publisher and subscriber.</text:p>
      <text:h text:style-name="Heading_20_2" text:outline-level="2">Domains</text:h>
      <text:p text:style-name="Text_20_body">Bionet2 currently has two domains, one for live Bionet traffic and one for historical BDM traffic. The addition of configurable domains is a small API addition. No additional infrastructure is needed for service discovery on a new domain. There are currently no plans for this addition.</text:p>
      <text:p text:style-name="Text_20_body">The DDS specification requires domains. All DDS implementations support multiple configurable domains. A DCPS Information Repository server is required to be configured for each domain to enable service discovery.</text:p>
      <text:h text:style-name="Heading_20_2" text:outline-level="2">Built-in Topics</text:h>
      <text:p text:style-name="Text_20_body">Bionet2 does not provide built-in topics. It is up to the HAB developer to create these topics. This provides more flexibility and built-in topics. There are currently no plans for this addition.</text:p>
      <text:p text:style-name="Text_20_body">The DDS specification requires built-in topics. All DDS implementations provide built-in topics. Many of the topics are potentially useful for network debugging.</text:p>
      <text:h text:style-name="Heading_20_2" text:outline-level="2">Wait Sets</text:h>
      <text:p text:style-name="Text_20_body">A wait set is a way of only passing the data to the application layer when there is an event that occurs instead of each time a datapoint is received.</text:p>
      <text:p text:style-name="Text_20_body">Bionet2 does not provide wait sets because the HAB is meant to implement this feature by normalizing and publishing only the requested data. An additional Bionet Resource could be added to the HAB which is only updated on an event which is configurable via another Resource. This has been implemented in several existing Bionet HABs. This implementation reduces network traffic so that there is no traffic unless an event occurs.</text:p>
      <text:p text:style-name="Text_20_body">OpenDDS, RTI DDS, and OpenSplice DDS provide wait sets on the client side only. The data is still transmitted over the network even if the client is going to ignore it. DDS wait sets only eliminate the application layer from receiving the traffic.</text:p>
      <text:h text:style-name="Heading_20_2" text:outline-level="2">Multicast</text:h>
      <text:p text:style-name="Text_20_body">Bionet2 uses multicast for service discovery only. There are currently plans to develop a multicast CAL <text:soft-page-break/>module for messaging, but no delivery date is set.</text:p>
      <text:p text:style-name="Text_20_body">OpenDDS provides messaging over UDP, TCP, and Multicast (reliable and unreliable).</text:p>
      <text:p text:style-name="Text_20_body">RTI DDS and OpenSplice DDS provide messaging over UDP and multicast (reliable and unreliable).</text:p>
      <text:h text:style-name="Heading_20_2" text:outline-level="2">Pluggable Transports</text:h>
      <text:p text:style-name="Text_20_body">Bionet2 provides pluggable transports through a feature called CAL (Communication Abstraction Layer).</text:p>
      <text:p text:style-name="Text_20_body">OpenDDS provides pluggable transports through a feature called PTM (Pluggable Transport Modules).</text:p>
      <text:p text:style-name="Text_20_body">RTI DDS and OpenSplice DDS provide several transports but there is not plugin architecture.</text:p>
      <text:h text:style-name="Heading_20_2" text:outline-level="2">Decentralized Peer Discovery</text:h>
      <text:p text:style-name="Text_20_body">Bionet2 provides decentralized peer discovery using the mDNS-SD IETF standard (sometimes called Avahi, Bonjour, Zeroconf). mDNS-SD is highly fault tolerant, always up-to-date, and peer-to-peer.</text:p>
      <text:p text:style-name="Text_20_body">OpenDDS provides a centralized peer discovery server which can be federated to provide better fault tolerance than a single server. Centralized servers may be out-of-date when peers leave the network.</text:p>
      <text:p text:style-name="Text_20_body">RTI DDS and OpenSplice DDS provide decentralized peer discovery using RTPS2 protocol. A domain controlling server is still required.</text:p>
      <text:h text:style-name="Heading_20_2" text:outline-level="2">API Size</text:h>
      <text:p text:style-name="Text_20_body">Bionet2 provides a small, comprehensive and cohesive API to facilitate quick developer learning and adoption.</text:p>
      <text:p text:style-name="Text_20_body">DDS specification has a large API allowing for tremendous configuration. This may be burdensome and time consuming for developers.</text:p>
      <text:h text:style-name="Heading_20_2" text:outline-level="2">Authentication, Authorization, and Encryption</text:h>
      <text:p text:style-name="Text_20_body">Bionet2 provides authentication, authorization, and encryption using a Public Key Infrastructure (PKI). OpenSSL is the PKI implementation chosen. OpenSSL is an implementation of IETF standards candidate RFC 5246.</text:p>
      <text:p text:style-name="Text_20_body">OpenDDS does not provide any authentication, authorization, nor encryption. It is possible for the OpenDDS publisher/subscriber developers to coordinate and build this into their applications, but it is not provided by the libraries.</text:p>
      <text:p text:style-name="Text_20_body">OpenSplice DDS claims some type of security, but it is unclear how this is implemented.</text:p>
      <text:p text:style-name="Text_20_body">RTI DDS uses OpenSSL to implement PKI for security.</text:p>
      <text:h text:style-name="Heading_20_2" text:outline-level="2">DTN Integration</text:h>
      <text:p text:style-name="Text_20_body">Bionet2 provides DTN integration with JPL's ION implementation of BP (RFC 5050). Seamless database replication/synchronization and pseudo-live/historical Bionet datapoint subscriptions to datapoints sent over DTN links is built into the Bionet Data Manager.</text:p>
      <text:p text:style-name="Text_20_body">OpenDDS, RTI DDS, and OpenSplice DDS do not provide DTN integration.</text:p>
      <text:h text:style-name="Heading_20_2" text:outline-level="2"><text:soft-page-break/>Historical Datapoint Subscriptions</text:h>
      <text:p text:style-name="Text_20_body">Bionet2 provides the ability to subscribe to historical datapoints via the Bionet Data Manager.</text:p>
      <text:p text:style-name="Text_20_body">OpenDDS does not provide the ability to obtain to historical datapoints.</text:p>
      <text:p text:style-name="Text_20_body">RTI DDS and OpenSplice DDS use local databases to cache and store datapoints. These datapoints can be retrieved using SQL queries, but are not automatically published to subscribers which have not received them like in Bionet2.</text:p>
      <text:h text:style-name="Heading_20_2" text:outline-level="2">Tear-away Networking</text:h>
      <text:p text:style-name="Text_20_body">Bionet2 provides a purely peer-to-peer network enabling the network to segment or join at any time.</text:p>
      <text:p text:style-name="Text_20_body">OpenDDS requires a DCPS Information Repository on every network segment and does not allow networks to segment or join at will. Federated DCPS Information Repositories need to be configured with all others at all times.</text:p>
      <text:p text:style-name="Text_20_body">RTI DDS and OpenSplice DDS provides some aspects of tear-away networking like purely peer-to-peer service discovery, but historical datapoints do not get published to subscribers which join the network in a network merge.</text:p>
      <text:h text:style-name="Heading_20_1" text:outline-level="1">Technology Standards</text:h>
      <text:p text:style-name="Text_20_body">Bionet2 is based on widely adopted standards from IETF/IRTF, CCSDS, and ISO such as PKI, SSL, BP, ASN.1, and mDNS-SD.</text:p>
      <text:p text:style-name="Text_20_body">OpenDDS, RTI DDS, and OpenSplice DDS are based on standards from the OMG (Object Management Group) such as CORBA and DDS.</text:p>
      <text:p text:style-name="Text_20_body">RTI DDS also uses RFC 5246 for security.</text:p>
      <text:h text:style-name="Heading_20_1" text:outline-level="1">API Languages</text:h>
      <text:p text:style-name="Text_20_body">Bionet2 is written in non-object-oriented C and has a native C API. This provides for nearly infinite flexibility. The API is compatible with SWIG, the Simplified Wrapper and Interface Generator. SWIG has been used to generate Python bindings. There are no current plans for other language bindings, but an object oriented C++ wrapper is being considered. It would provide the ability to generate even more bindings with SWIG in OO languages such as Java.</text:p>
      <text:p text:style-name="Text_20_body">OpenDDS is written as an object oriented C++ and has a native C++ class based API. Since it is object oriented, the OpenDDS API allows only to have APIs in other object oriented languages. OpenDDS also has JNI Java bindings. It is unknown if SWIG could be used to generate other bindings.</text:p>
      <text:p text:style-name="Text_20_body">RTI DDS is written in non-object-oriented C and has a native C API. There are also object-oriented wrappers for C++, Java, .NET, and Ada.</text:p>
      <text:p text:style-name="Text_20_body">OpenSplice DDS is written in non-object-oriented C and has a native C API. There are also object-oriented wrappers for C++ and Java.</text:p>
      <text:h text:style-name="Heading_20_1" text:outline-level="1">Platforms</text:h>
      <text:p text:style-name="Text_20_body">Bionet2 has been written and tested using multiple Linux distributions including Ubuntu (7.04 and newer), Fedora (11 and newer), Gentoo, Red Hat Enterprise Linux (5 and newer), Red Hat 7.2, Debian <text:soft-page-break/>(Lenny and newer) and Apple Mac OS X (10.5 Leopard and newer). A port of Bionet to Windows XP and Windows CE is in the planning stages.</text:p>
      <text:p text:style-name="Text_20_body">OpenDDS claims to work on Windows XP, Windows Mobile 6, Red Hat Enterprise Linux 4 and 5, Red Hat 7.2, Fedora 3 and 6, Ubuntu 8.10, SunOS 5.9-5.11, Apple Mac OS X 10.5 Leopard, and QNX Neutrino. Note, OpenDDS does not work on Windows CE, modern Fedora, nor modern Ubuntu.</text:p>
      <text:p text:style-name="Text_20_body">RTI DDS claims to work on Windows XP, Red Hat Enterprise Linux 4 and 5, Suse Linux 10.1, VxWorks, and GreenHills Integrity. It is likely that RTI DDS works on other Linux distributions, but they are not listed in their documentation.</text:p>
      <text:p text:style-name="Text_20_body">OpenSplice DDS claims to work on Windows XP, all Linux flavors with GCC 3.1 and higher, VxWorks and GreenHills Integrit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nny Maiorani</meta:initial-creator>
    <meta:creation-date>2009-12-14T10:26:13</meta:creation-date>
    <dc:date>2009-12-17T15:07:31</dc:date>
    <dc:creator>Lenny Maiorani</dc:creator>
    <meta:editing-duration>PT00H35M08S</meta:editing-duration>
    <meta:editing-cycles>4</meta:editing-cycles>
    <meta:generator>OpenOffice.org/3.1$Unix OpenOffice.org_project/310m19$Build-9420</meta:generator>
    <meta:document-statistic meta:table-count="0" meta:image-count="0" meta:object-count="0" meta:page-count="4" meta:paragraph-count="61" meta:word-count="1200" meta:character-count="7664"/>
  </office:meta>
</office:document-meta>
</file>